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33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992cm"/>
    </style:style>
    <style:style style:name="gr6" style:family="graphic" style:parent-style-name="standard">
      <style:graphic-properties draw:stroke="none" svg:stroke-color="#000000" draw:fill="none" draw:fill-color="#ffffff" fo:min-height="0.827cm"/>
    </style:style>
    <style:style style:name="gr7" style:family="graphic" style:parent-style-name="standard">
      <style:graphic-properties draw:stroke="none" svg:stroke-color="#000000" draw:fill="none" draw:fill-color="#ffffff" fo:min-height="1.16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0.36cm" svg:height="1.217cm" svg:x="4.816cm" svg:y="1.82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343cm" svg:height="1.224cm" svg:x="4.833cm" svg:y="4.11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343cm" svg:height="1.224cm" svg:x="4.833cm" svg:y="6.41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343cm" svg:height="1.224cm" svg:x="4.833cm" svg:y="8.71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343cm" svg:height="1.224cm" svg:x="4.833cm" svg:y="11.01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343cm" svg:height="1.224cm" svg:x="4.833cm" svg:y="13.31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343cm" svg:height="1.224cm" svg:x="4.833cm" svg:y="15.61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0.05cm" svg:y1="3.069cm" svg:x2="10.05cm" svg:y2="4.101cm">
          <text:p/>
        </draw:line>
        <draw:line draw:style-name="gr2" draw:text-style-name="P1" draw:layer="layout" svg:x1="10.05cm" svg:y1="5.369cm" svg:x2="10.05cm" svg:y2="6.401cm">
          <text:p/>
        </draw:line>
        <draw:line draw:style-name="gr2" draw:text-style-name="P1" draw:layer="layout" svg:x1="10.05cm" svg:y1="7.669cm" svg:x2="10.05cm" svg:y2="8.701cm">
          <text:p/>
        </draw:line>
        <draw:line draw:style-name="gr2" draw:text-style-name="P1" draw:layer="layout" svg:x1="10.05cm" svg:y1="9.969cm" svg:x2="10.05cm" svg:y2="11.001cm">
          <text:p/>
        </draw:line>
        <draw:line draw:style-name="gr2" draw:text-style-name="P1" draw:layer="layout" svg:x1="10.05cm" svg:y1="12.269cm" svg:x2="10.05cm" svg:y2="13.301cm">
          <text:p/>
        </draw:line>
        <draw:line draw:style-name="gr2" draw:text-style-name="P1" draw:layer="layout" svg:x1="10.05cm" svg:y1="14.569cm" svg:x2="10.05cm" svg:y2="15.601cm">
          <text:p/>
        </draw:line>
        <draw:line draw:style-name="gr3" draw:text-style-name="P1" draw:layer="layout" svg:x1="1.804cm" svg:y1="4.628cm" svg:x2="4.788cm" svg:y2="4.628cm">
          <text:p/>
        </draw:line>
        <draw:line draw:style-name="gr2" draw:text-style-name="P1" draw:layer="layout" svg:x1="15.169cm" svg:y1="7.036cm" svg:x2="18.373cm" svg:y2="7.036cm">
          <text:p/>
        </draw:line>
        <draw:line draw:style-name="gr2" draw:text-style-name="P1" draw:layer="layout" svg:x1="15.169cm" svg:y1="9.336cm" svg:x2="18.373cm" svg:y2="9.336cm">
          <text:p/>
        </draw:line>
        <draw:line draw:style-name="gr2" draw:text-style-name="P1" draw:layer="layout" svg:x1="15.169cm" svg:y1="11.636cm" svg:x2="18.373cm" svg:y2="11.636cm">
          <text:p/>
        </draw:line>
        <draw:line draw:style-name="gr2" draw:text-style-name="P1" draw:layer="layout" svg:x1="15.169cm" svg:y1="13.936cm" svg:x2="18.373cm" svg:y2="13.936cm">
          <text:p/>
        </draw:line>
        <draw:line draw:style-name="gr2" draw:text-style-name="P1" draw:layer="layout" svg:x1="15.169cm" svg:y1="16.236cm" svg:x2="18.373cm" svg:y2="16.236cm">
          <text:p/>
        </draw:line>
        <draw:frame draw:style-name="gr4" draw:text-style-name="P2" draw:layer="layout" svg:width="2.186cm" svg:height="0.963cm" svg:x="15.676cm" svg:y="3.784cm">
          <draw:text-box>
            <text:p text:style-name="P2">yes</text:p>
          </draw:text-box>
        </draw:frame>
        <draw:frame draw:style-name="gr4" draw:text-style-name="P2" draw:layer="layout" svg:width="2.186cm" svg:height="0.963cm" svg:x="15.676cm" svg:y="6.084cm">
          <draw:text-box>
            <text:p text:style-name="P2">yes</text:p>
          </draw:text-box>
        </draw:frame>
        <draw:frame draw:style-name="gr4" draw:text-style-name="P2" draw:layer="layout" svg:width="2.186cm" svg:height="0.963cm" svg:x="15.676cm" svg:y="8.384cm">
          <draw:text-box>
            <text:p text:style-name="P2">yes</text:p>
          </draw:text-box>
        </draw:frame>
        <draw:frame draw:style-name="gr4" draw:text-style-name="P2" draw:layer="layout" svg:width="2.186cm" svg:height="0.963cm" svg:x="15.676cm" svg:y="10.684cm">
          <draw:text-box>
            <text:p text:style-name="P2">yes</text:p>
          </draw:text-box>
        </draw:frame>
        <draw:frame draw:style-name="gr4" draw:text-style-name="P2" draw:layer="layout" svg:width="2.186cm" svg:height="0.963cm" svg:x="15.676cm" svg:y="12.984cm">
          <draw:text-box>
            <text:p text:style-name="P2">yes</text:p>
          </draw:text-box>
        </draw:frame>
        <draw:frame draw:style-name="gr4" draw:text-style-name="P2" draw:layer="layout" svg:width="2.186cm" svg:height="0.963cm" svg:x="15.676cm" svg:y="15.284cm">
          <draw:text-box>
            <text:p text:style-name="P2">yes</text:p>
          </draw:text-box>
        </draw:frame>
        <draw:frame draw:style-name="gr5" draw:text-style-name="P2" draw:layer="layout" svg:width="1.78cm" svg:height="0.963cm" svg:x="10.048cm" svg:y="5.239cm">
          <draw:text-box>
            <text:p text:style-name="P2">no</text:p>
          </draw:text-box>
        </draw:frame>
        <draw:frame draw:style-name="gr5" draw:text-style-name="P2" draw:layer="layout" svg:width="1.78cm" svg:height="0.963cm" svg:x="10.048cm" svg:y="7.539cm">
          <draw:text-box>
            <text:p text:style-name="P2">no</text:p>
          </draw:text-box>
        </draw:frame>
        <draw:frame draw:style-name="gr5" draw:text-style-name="P2" draw:layer="layout" svg:width="1.78cm" svg:height="0.963cm" svg:x="10.048cm" svg:y="9.839cm">
          <draw:text-box>
            <text:p text:style-name="P2">no</text:p>
          </draw:text-box>
        </draw:frame>
        <draw:frame draw:style-name="gr5" draw:text-style-name="P2" draw:layer="layout" svg:width="1.78cm" svg:height="0.963cm" svg:x="10.048cm" svg:y="12.139cm">
          <draw:text-box>
            <text:p text:style-name="P2">no</text:p>
          </draw:text-box>
        </draw:frame>
        <draw:custom-shape draw:style-name="gr1" draw:text-style-name="P1" draw:layer="layout" svg:width="6.972cm" svg:height="1.224cm" svg:x="12.837cm" svg:y="18.81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8.269cm" svg:y1="4.741cm" svg:x2="18.236cm" svg:y2="18.789cm">
          <text:p/>
        </draw:line>
        <draw:line draw:style-name="gr3" draw:text-style-name="P1" draw:layer="layout" svg:x1="15.301cm" svg:y1="4.734cm" svg:x2="18.285cm" svg:y2="4.734cm">
          <text:p/>
        </draw:line>
        <draw:line draw:style-name="gr3" draw:text-style-name="P1" draw:layer="layout" svg:x1="1.764cm" svg:y1="4.639cm" svg:x2="1.775cm" svg:y2="12.493cm">
          <text:p/>
        </draw:line>
        <draw:line draw:style-name="gr2" draw:text-style-name="P1" draw:layer="layout" svg:x1="1.779cm" svg:y1="12.549cm" svg:x2="10.025cm" svg:y2="12.545cm">
          <text:p/>
        </draw:line>
        <draw:frame draw:style-name="gr4" draw:text-style-name="P2" draw:layer="layout" svg:width="2.187cm" svg:height="0.963cm" svg:x="2.29cm" svg:y="3.653cm">
          <draw:text-box>
            <text:p text:style-name="P2">yes</text:p>
          </draw:text-box>
        </draw:frame>
        <draw:frame draw:style-name="gr6" draw:text-style-name="P4" draw:layer="layout" svg:width="9.922cm" svg:height="1.077cm" svg:x="5.071cm" svg:y="2.094cm">
          <draw:text-box>
            <text:p text:style-name="P3"><text:span text:style-name="T1">Start</text:span></text:p>
          </draw:text-box>
        </draw:frame>
        <draw:frame draw:style-name="gr6" draw:text-style-name="P4" draw:layer="layout" svg:width="9.922cm" svg:height="1.077cm" svg:x="5.071cm" svg:y="4.394cm">
          <draw:text-box>
            <text:p text:style-name="P3"><text:span text:style-name="T1">Name have an extension?</text:span></text:p>
          </draw:text-box>
        </draw:frame>
        <draw:frame draw:style-name="gr6" draw:text-style-name="P4" draw:layer="layout" svg:width="9.922cm" svg:height="1.361cm" svg:x="5.071cm" svg:y="6.394cm">
          <draw:text-box>
            <text:p text:style-name="P3"><text:span text:style-name="T1">Located on search path with caller's extension?</text:span></text:p>
          </draw:text-box>
        </draw:frame>
        <draw:frame draw:style-name="gr6" draw:text-style-name="P4" draw:layer="layout" svg:width="9.922cm" svg:height="1.361cm" svg:x="5.071cm" svg:y="8.694cm">
          <draw:text-box>
            <text:p text:style-name="P3"><text:span text:style-name="T1">Located on search path with application extension?</text:span></text:p>
          </draw:text-box>
        </draw:frame>
        <draw:frame draw:style-name="gr6" draw:text-style-name="P4" draw:layer="layout" svg:width="9.922cm" svg:height="1.361cm" svg:x="5.071cm" svg:y="10.894cm">
          <draw:text-box>
            <text:p text:style-name="P3"><text:span text:style-name="T1">Located on search path with default system extension?</text:span></text:p>
          </draw:text-box>
        </draw:frame>
        <draw:frame draw:style-name="gr7" draw:text-style-name="P4" draw:layer="layout" svg:width="9.922cm" svg:height="1.416cm" svg:x="5.071cm" svg:y="13.255cm">
          <draw:text-box>
            <text:p text:style-name="P3"><text:span text:style-name="T1">Located on search path with original routine name?</text:span></text:p>
          </draw:text-box>
        </draw:frame>
        <draw:frame draw:style-name="gr6" draw:text-style-name="P4" draw:layer="layout" svg:width="9.922cm" svg:height="1.077cm" svg:x="5.071cm" svg:y="15.894cm">
          <draw:text-box>
            <text:p text:style-name="P3"><text:span text:style-name="T1">Proceed to next search step</text:span></text:p>
          </draw:text-box>
        </draw:frame>
        <draw:frame draw:style-name="gr6" draw:text-style-name="P4" draw:layer="layout" svg:width="6.915cm" svg:height="1.077cm" svg:x="12.87cm" svg:y="18.981cm">
          <draw:text-box>
            <text:p text:style-name="P3"><text:span text:style-name="T1">Execu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9-01-18T22:44:11</meta:creation-date>
    <dc:date>2009-01-19T18:05:58.64</dc:date>
    <dc:language>en-US</dc:language>
    <meta:editing-cycles>7</meta:editing-cycles>
    <meta:editing-duration>PT07H28M06S</meta:editing-duration>
    <dc:creator>Richard McGuire</dc:creator>
    <meta:document-statistic meta:object-count="43"/>
    <meta:user-defined meta:name="Info 1"/>
    <meta:user-defined meta:name="Info 2"/>
    <meta:user-defined meta:name="Info 3"/>
    <meta:user-defined meta:name="Info 4"/>
  </office:meta>
</office:document-meta>
</file>